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collection of over twenty articles examines the genre of collected stories such as the Decameron or Canterbury Tales as transmitted from the East to the West. Exploring four specific texts, three from the Orient and one from medieval Europe, the authors trace the evolution and contributions of this literary style from late Antiquity to the Enlightenmen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4:39:01.049000000</dc:date>
    <meta:editing-duration>PT1M19S</meta:editing-duration>
    <meta:editing-cycles>4</meta:editing-cycles>
    <meta:generator>LibreOffice/7.3.7.2$Windows_X86_64 LibreOffice_project/e114eadc50a9ff8d8c8a0567d6da8f454beeb84f</meta:generator>
    <meta:document-statistic meta:table-count="0" meta:image-count="0" meta:object-count="0" meta:page-count="1" meta:paragraph-count="1" meta:word-count="57" meta:character-count="362" meta:non-whitespace-character-count="305"/>
  </office:meta>
</office:document-meta>
</file>